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</style:style>
    <style:style style:name="T1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2" style:parent-style-name="TableContents" style:family="paragraph">
      <style:paragraph-properties fo:margin-bottom="0.1965in"/>
    </style:style>
    <style:style style:name="T2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4" style:parent-style-name="TableContents" style:family="paragraph">
      <style:paragraph-properties fo:margin-bottom="0.1965in"/>
    </style:style>
    <style:style style:name="T2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6" style:parent-style-name="TableContents" style:family="paragraph">
      <style:paragraph-properties fo:margin-bottom="0.1965in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5" style:parent-style-name="DefaultParagraphFont" style:family="text">
      <style:text-properties style:font-name="Verdana" fo:font-size="10pt" style:font-size-asian="10pt" style:font-size-complex="10pt"/>
    </style:style>
    <style:style style:name="T36" style:parent-style-name="DefaultParagraphFont" style:family="text"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>
        <style:tab-stops>
          <style:tab-stop style:type="left" style:position="2.3437in"/>
        </style:tab-stops>
      </style:paragraph-properties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2" style:parent-style-name="DefaultParagraphFont" style:family="text"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1" style:parent-style-name="DefaultParagraphFont" style:family="text"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4" style:parent-style-name="TableContents" style:family="paragraph">
      <style:paragraph-properties fo:margin-bottom="0.1965in"/>
    </style:style>
    <style:style style:name="P55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<text:s/>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<text:s/>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 Locked="false"<text:s/>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<text:s/>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<text:s/>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<text:s/>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<text:s/>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<text:s/>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<text:s/>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 Locked="false" Priority="63"<text:s/>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<text:s/>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<text:s/>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<text:s/>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 Marbille Juntado, Patricia Regarde, Cyan Villarin</text:span></text:p>
            <text:p text:style-name="P18"><text:span text:style-name="T19">Date: Feb. 19</text:span><text:span text:style-name="T20">,<text:s/></text:span><text:span text:style-name="T21">2016</text:span></text:p>
            <text:p text:style-name="P22"><text:span text:style-name="T23">Project Name: UP Scholarship Management System</text:span></text:p>
            <text:p text:style-name="P24"><text:span text:style-name="T25">Client: Ms. Rowena Solamo</text:span></text:p>
            <text:p text:style-name="P26"><text:span text:style-name="T27">Sprint Number: 2</text:span></text:p>
          </table:table-cell>
        </table:table-row>
        <table:table-row table:style-name="TableRow28">
          <table:table-cell table:style-name="TableCell29">
            <text:list text:style-name="LFO12" text:continue-numbering="true">
              <text:list-item>
                <text:p text:style-name="P30">What were the main lessons your team learned in this sprint?<text:s/></text:p>
              </text:list-item>
            </text:list>
            <text:p text:style-name="P31"/>
            <text:p text:style-name="P32"/>
            <text:p text:style-name="P33"/>
            <text:p text:style-name="P34"><text:span text:style-name="T35">2. <text:s text:c="2"/>Describe one example of<text:s/></text:span><text:span text:style-name="T36">what went right in this sprint.<text:s/></text:span></text:p>
            <text:p text:style-name="P37"><text:tab/></text:p>
            <text:p text:style-name="P38"/>
            <text:p text:style-name="P39"/>
            <text:p text:style-name="P40"/>
            <text:p text:style-name="P41"><text:span text:style-name="T42">3. <text:s text:c="3"/>Describe one example of what went wrong in this sprint.<text:s/></text:span></text:p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><text:span text:style-name="T51">4. <text:s text:c="3"/>What will you do differently on the next sprint based on your experience working on this current sprint?<text:s/></text:span></text:p>
            <text:p text:style-name="P52"/>
            <text:p text:style-name="P53"/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07-08-13T11:01:00Z</meta:creation-date>
    <dc:date>2016-02-09T23:12:00Z</dc:date>
    <meta:print-date>2006-07-28T14:33:00Z</meta:print-date>
    <meta:template xlink:href="Normal" xlink:type="simple"/>
    <meta:editing-cycles>17</meta:editing-cycles>
    <meta:editing-duration>PT2940S</meta:editing-duration>
    <meta:document-statistic meta:page-count="2" meta:paragraph-count="1" meta:word-count="80" meta:character-count="539" meta:row-count="3" meta:non-whitespace-character-count="460"/>
  </office:meta>
</office:document-meta>
</file>